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5"/>
        <table:table-column table:style-name="co2" table:default-cell-style-name="ce21"/>
        <table:table-column table:style-name="co3" table:default-cell-style-name="ce14"/>
        <table:table-column table:style-name="co4" table:default-cell-style-name="ce15"/>
        <table:table-column table:style-name="co5" table:default-cell-style-name="ce21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alizar Queja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4"/>
          <table:table-cell table:style-name="ce24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iciado sesión e ingresar en la pestaña “Quejas y Reclamaciones”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La queja aparecerá ahora al Consumidor mostrando el estado de la misma en la pestaña “Quejas y Reclamaciones”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6" office:value-type="string" calcext:value-type="string">
            <text:p>19/10/2019</text:p>
          </table:table-cell>
          <table:table-cell table:style-name="ce2" office:value-type="string" calcext:value-type="string">
            <text:p>Versión:</text:p>
          </table:table-cell>
          <table:table-cell table:style-name="ce35" office:value-type="string" calcext:value-type="string">
            <text:p>V 2,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Proposito:</text:p>
          </table:table-cell>
          <table:covered-table-cell table:style-name="ce22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10" office:value-type="string" calcext:value-type="string" table:number-columns-spanned="6" table:number-rows-spanned="1">
            <text:p>Se describen los pasos para que un Consumidor pueda realizar una queja dentro del sistema</text:p>
          </table:table-cell>
          <table:covered-table-cell table:style-name="ce22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esumen:</text:p>
          </table:table-cell>
          <table:covered-table-cell table:style-name="ce22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6" table:number-rows-spanned="1">
            <text:p>El Consumidor deberá de pulsar la opción “Realizar Queja o Reclamación”, dentro de la pestaña para el registro de la queja debe de ingresar un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6" table:number-rows-spanned="1">
            <text:p>Asunto a la Queja como nombre, seleccionar el tipo de Queja de un elemento <text:span text:style-name="T1">select</text:span><text:span text:style-name="T2"> donde habrá categorizado 20 tipos de quejas, se le pedirá</text:span>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6" table:number-rows-spanned="1">
            <text:p>al Consumidor que en formato pdf,jpg,jpeg,doc o ods ingrese el contrato, recibo o comprobante de compra del servicio o producto en cuestión,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6" table:number-rows-spanned="1">
            <text:p>así también deberá indicar el Nombre y Domicilio del Proveedor y finalmente una descripción del o servicio que se reclama y la narración de los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6" table:number-rows-spanned="1">
            <text:p>hechos que dieron lugar a la queja. El Consumidor dará al botón “Enviar” y el sistema le mostrará un mensaje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escogerá la opción que aparece en la inter-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ostrará la pestaña donde el Consumidor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faz “Realizar Reclamación o Queja”</text:p>
          </table:table-cell>
          <table:covered-table-cell/>
          <table:table-cell/>
          <table:table-cell office:value-type="string" calcext:value-type="string" table:number-columns-spanned="2" table:number-rows-spanned="1">
            <text:p>debe ingresar los datos de la Queja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sumidor ingresa el Asunto de la Queja, elige de los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ipo de Quejas una opción, sube desde su dispositivo un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archivo que refleje la compra o contratación del bien o ser-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vicio, ya sea un recibo, contrato o comprobante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A continuación el Consumidor pulsa la opción “Indicar Pro-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sistema muestra un sección desplegable debajo de la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veedor”</text:p>
          </table:table-cell>
          <table:covered-table-cell/>
          <table:table-cell/>
          <table:table-cell office:value-type="string" calcext:value-type="string" table:number-columns-spanned="2" table:number-rows-spanned="1">
            <text:p>opción. En la sección se muestra un barra de búsqued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y en forma de lista las Razones Sociales con los Nom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res Comerciales de los Proveedor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busca y elige al Proveedor involucrado de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la Razón Social del Proveedor a un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la lista</text:p>
          </table:table-cell>
          <table:covered-table-cell/>
          <table:table-cell/>
          <table:table-cell office:value-type="string" calcext:value-type="string" table:number-columns-spanned="2" table:number-rows-spanned="1">
            <text:p>lado de la opción para desplegar la sección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Finalmente el Consumidor describe el bien o producto y re-</text:p>
          </table:table-cell>
          <table:covered-table-cell/>
          <table:table-cell table:style-name="Default"/>
          <table:table-cell table:style-name="ce28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dacta los hechos que dieron lugar a su queja en el campo</text:p>
          </table:table-cell>
          <table:covered-table-cell/>
          <table:table-cell table:style-name="Default"/>
          <table:table-cell table:style-name="ce28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“Descripción del producto y narración de lo hechos”</text:p>
          </table:table-cell>
          <table:covered-table-cell/>
          <table:table-cell table:style-name="Default"/>
          <table:table-cell table:style-name="ce28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sumidor verifica los datos y pulsa el botón “Enviar”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verifica que ninguno de los campos, a excep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ción de los opcionales como el Nombre y Domicilio del 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veedor, estén vacios. Comprueba que tanto el Asunt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, Nombre y Dirección del Proveedor y la narración o des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ripción de la queja este compuesta por caractere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lfanuméricos unicamente. Revisa que se halla elegid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una opción en el “Tipo de Queja” y las dos referentes a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ombre y Dirección del Proveedor.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muestra un mensaje de éxito informando a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sumidor que la Queja será atendida en un lapso de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hasta 10 días, mandando de regreso un mensaje con l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espuesta de acuerdo si la queja es procedente para un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aso Conciliatorio o de otra forma es improcedente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regresa a la pestaña de “Quejas y Reclama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ones”</text:p>
          </table:table-cell>
          <table:covered-table-cell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7" office:value-type="string" calcext:value-type="string">
            <text:p>11a</text:p>
          </table:table-cell>
          <table:table-cell table:style-name="ce22" office:value-type="string" calcext:value-type="string" table:number-columns-spanned="5" table:number-rows-spanned="1">
            <text:p>El sistema muestra un mensaje de advertencia debido a que alguno de los campos se encuentra vacio o no se h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17"/>
          <table:table-cell table:style-name="ce22" office:value-type="string" calcext:value-type="string" table:number-columns-spanned="5" table:number-rows-spanned="1">
            <text:p>escogido una opción en la categoría “Tipo de Queja”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17" office:value-type="string" calcext:value-type="string">
            <text:p>11b</text:p>
          </table:table-cell>
          <table:table-cell table:style-name="ce22" office:value-type="string" calcext:value-type="string" table:number-columns-spanned="5" table:number-rows-spanned="1">
            <text:p>Los campos Asunto, Nombre y Domicilio del Proveedor y/o Descripción del producto y narración de los hechos, contienen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17"/>
          <table:table-cell table:style-name="ce22" office:value-type="string" calcext:value-type="string" table:number-columns-spanned="5" table:number-rows-spanned="1">
            <text:p>caracteres extraños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office:value-type="string" calcext:value-type="string">
            <text:p>11c</text:p>
          </table:table-cell>
          <table:table-cell office:value-type="string" calcext:value-type="string" table:number-columns-spanned="5" table:number-rows-spanned="1">
            <text:p>El sistema muestra un mensaje de advertencia debido a que el tipo de archivo elegido no es de tipo jpg,jpeg,pdf,doc o od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d</text:p>
          </table:table-cell>
          <table:table-cell office:value-type="string" calcext:value-type="string" table:number-columns-spanned="5" table:number-rows-spanned="1">
            <text:p>El sistema muestra un mensaje de advertencia debido a que no se ha escogido ningún archivo como comprobante desde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dispositiv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3:22:26.3617923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14:45:01.164472470</dc:date>
    <meta:editing-duration>PT3H2M15S</meta:editing-duration>
    <meta:editing-cycles>33</meta:editing-cycles>
    <meta:generator>LibreOffice/6.2.7.1$Linux_X86_64 LibreOffice_project/20$Build-1</meta:generator>
    <meta:document-statistic meta:table-count="1" meta:cell-count="86" meta:object-count="0"/>
  </office:meta>
</office:document-meta>
</file>